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MV Boli" svg:font-family="'MV Bol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MV Boli"/>
    </style:style>
    <style:style style:name="P2" style:family="paragraph" style:parent-style-name="Standard">
      <style:paragraph-properties fo:text-align="start" style:justify-single-word="false"/>
      <style:text-properties style:font-name="MV Boli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MV Boli" fo:font-size="18pt" style:font-size-asian="18pt" style:font-size-complex="18pt"/>
    </style:style>
    <style:style style:name="P4" style:family="paragraph" style:parent-style-name="Standard">
      <style:text-properties fo:color="#000000" style:font-name="Cambria" fo:font-size="96pt" fo:font-weight="bold" style:font-size-asian="96pt" style:font-weight-asian="bold" style:font-size-complex="96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W</text:span><text:span text:style-name="T3">inyfred's</text:span></text:p>
      <text:p text:style-name="P4"><text:span text:style-name="T1"><text:tab/><text:tab/></text:span><text:span text:style-name="T2">W</text:span><text:span text:style-name="T3">onderous</text:span></text:p>
      <text:p text:style-name="P4"><text:span text:style-name="T3"><text:tab/><text:tab/><text:tab/><text:tab/></text:span><text:span text:style-name="T2">W</text:span><text:span text:style-name="T3">ares</text:span></text:p>
      <text:p text:style-name="P1"/>
      <text:p text:style-name="P3">Sold</text:p>
      <text:p text:style-name="P2">20 Potions of healing - 500gp</text:p>
      <text:p text:style-name="P2">10 Potion of Greater healing – 1,500gp</text:p>
      <text:p text:style-name="P2">5 Swords – 1,250gp</text:p>
      <text:p text:style-name="P2">20 Arrows – 500gp</text:p>
      <text:p text:style-name="P1"/>
      <text:p text:style-name="P1">Total – 3,750gp</text:p>
      <text:p text:style-name="P1"/>
      <text:p text:style-name="P1">Deposited at the Ostston First – 3,000gp</text:p>
      <text:p text:style-name="P3"/>
      <text:p text:style-name="P3">Purchase</text:p>
      <text:p text:style-name="P2"/>
      <text:p text:style-name="P2">Spell components – 200gp</text:p>
      <text:p text:style-name="P2">Enchanting components - 400g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MV Boli" svg:font-family="'MV Bol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13T14:50:10.19</meta:creation-date>
    <dc:date>2018-01-13T15:17:26.83</dc:date>
    <meta:editing-duration>PT27M16S</meta:editing-duration>
    <meta:editing-cycles>2</meta:editing-cycles>
    <meta:generator>OpenOffice/4.1.3$Win32 OpenOffice.org_project/413m1$Build-9783</meta:generator>
    <meta:print-date>2018-01-13T15:01:49.25</meta:print-date>
    <meta:document-statistic meta:table-count="0" meta:image-count="0" meta:object-count="0" meta:page-count="1" meta:paragraph-count="13" meta:word-count="44" meta:character-count="252"/>
  </office:meta>
</office:document-meta>
</file>